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70000004628D50F20.png" manifest:media-type="image/png"/>
  <manifest:file-entry manifest:full-path="Pictures/100000010000012700000046D2A8E9B5.png" manifest:media-type="image/png"/>
  <manifest:file-entry manifest:full-path="Pictures/10000001000001DD0000007944F4DCC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utlined_20_Green">
      <style:graphic-properties draw:textarea-vertical-align="middle" loext:decorative="false"/>
      <style:paragraph-properties style:writing-mode="lr-tb"/>
    </style:style>
    <style:style style:name="gr3" style:family="graphic" style:parent-style-name="Outlined_20_Green">
      <style:graphic-properties draw:marker-start-width="0.359cm" draw:marker-end-width="0.359cm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utlined_20_Green">
      <style:graphic-properties draw:marker-start-width="0.322cm" draw:marker-end-width="0.322cm" loext:fill-use-slide-background="false" draw:textarea-horizontal-align="justify" draw:textarea-vertical-align="middle" draw:auto-grow-height="false" fo:min-height="2.653cm" fo:min-width="0.08cm" fo:padding-top="0.166cm" fo:padding-bottom="0.166cm" fo:padding-left="0.291cm" fo:padding-right="0.291cm" style:writing-mode="lr-tb" loext:decorative="false"/>
      <style:paragraph-properties style:writing-mode="lr-tb"/>
    </style:style>
    <style:style style:name="gr6" style:family="graphic" style:parent-style-name="Outlined_20_Blue">
      <style:graphic-properties draw:textarea-horizontal-align="justify" draw:textarea-vertical-align="middle" draw:auto-grow-height="false" fo:min-height="1.219cm" fo:min-width="7.54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73cm" fo:min-width="0.537cm" loext:decorative="false"/>
    </style:style>
    <style:style style:name="gr8" style:family="graphic" style:parent-style-name="Outlined_20_Green">
      <style:graphic-properties draw:textarea-horizontal-align="justify" draw:textarea-vertical-align="middle" draw:auto-grow-height="false" fo:min-height="1.161cm" fo:min-width="0.581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objectwithoutfill">
      <style:graphic-properties svg:stroke-width="0.106cm" svg:stroke-color="#00a933" draw:marker-start-width="0.358cm" draw:marker-end-width="0.358cm" draw:fill="none" draw:textarea-vertical-align="middle" fo:padding-top="0.177cm" fo:padding-bottom="0.177cm" fo:padding-left="0.302cm" fo:padding-right="0.302cm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3faf46" draw:marker-start-width="0.359cm" draw:marker-end-width="0.3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1.02cm" fo:min-width="0.135cm" loext:decorative="false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2.925cm" fo:min-width="0.13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7.75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  <style:paragraph-properties style:writing-mode="lr-tb"/>
    </style:style>
    <style:style style:name="gr1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4" style:family="graphic" style:parent-style-name="Outlined_20_Green">
      <style:graphic-properties draw:marker-start-width="0.358cm" draw:marker-end-width="0.358cm" svg:stroke-opacity="100%" draw:textarea-vertical-align="middle" fo:padding-top="0.177cm" fo:padding-bottom="0.177cm" fo:padding-left="0.302cm" fo:padding-right="0.302cm" loext:decorative="false"/>
      <style:paragraph-properties style:writing-mode="lr-tb"/>
    </style:style>
    <style:style style:name="gr25" style:family="graphic" style:parent-style-name="Outlined_20_Green">
      <style:graphic-properties draw:textarea-horizontal-align="justify" draw:textarea-vertical-align="middle" draw:auto-grow-height="false" fo:min-height="1.16cm" fo:min-width="0.58cm" style:writing-mode="lr-tb" loext:decorative="false"/>
      <style:paragraph-properties style:writing-mode="lr-tb"/>
    </style:style>
    <style:style style:name="gr26" style:family="graphic" style:parent-style-name="Outlined_20_Green">
      <style:graphic-properties draw:textarea-horizontal-align="justify" draw:textarea-vertical-align="middle" draw:auto-grow-height="false" fo:min-height="1.159cm" fo:min-width="0.58cm" style:writing-mode="lr-tb" loext:decorative="false"/>
      <style:paragraph-properties style:writing-mode="lr-tb"/>
    </style:style>
    <style:style style:name="gr27" style:family="graphic" style:parent-style-name="Outlined_20_Green">
      <style:graphic-properties draw:textarea-vertical-align="middle" draw:auto-grow-height="false" fo:min-height="2.169cm" fo:min-width="0.58cm" style:writing-mode="lr-tb" loext:decorative="false"/>
      <style:paragraph-properties style:writing-mode="lr-tb"/>
    </style:style>
    <style:style style:name="gr28" style:family="graphic" style:parent-style-name="Outlined_20_Blue">
      <style:graphic-properties draw:textarea-horizontal-align="justify" draw:textarea-vertical-align="middle" draw:auto-grow-height="false" fo:min-height="0.58cm" fo:min-width="2.077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726cm" fo:min-width="0.536cm" loext:decorative="false"/>
    </style:style>
    <style:style style:name="gr30" style:family="graphic" style:parent-style-name="standard">
      <style:graphic-properties svg:stroke-color="#ffffff" draw:fill-color="#81d41a" draw:opacity="0%" draw:textarea-horizontal-align="justify" draw:textarea-vertical-align="middle" draw:auto-grow-height="false" fo:min-height="2.314cm" fo:min-width="0.504cm" loext:decorative="false"/>
    </style:style>
    <style:style style:name="gr31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2.299cm" fo:min-width="0.537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33" style:family="graphic" style:parent-style-name="Outlined_20_Green">
      <style:graphic-properties draw:marker-start-width="0.322cm" draw:marker-end-width="0.322cm" loext:fill-use-slide-background="false" draw:textarea-horizontal-align="justify" draw:textarea-vertical-align="middle" draw:auto-grow-height="false" fo:min-height="1.267cm" fo:min-width="0cm" fo:padding-top="0.166cm" fo:padding-bottom="0.166cm" fo:padding-left="0.291cm" fo:padding-right="0.291cm" style:writing-mode="lr-tb" loext:decorative="false"/>
      <style:paragraph-properties style:writing-mode="lr-tb"/>
    </style:style>
    <style:style style:name="gr34" style:family="graphic" style:parent-style-name="Outlined_20_Blue">
      <style:graphic-properties draw:textarea-horizontal-align="justify" draw:textarea-vertical-align="middle" draw:auto-grow-height="false" fo:min-height="0.671cm" fo:min-width="4.15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391cm" fo:min-width="0.535cm" loext:decorative="false"/>
    </style:style>
    <style:style style:name="gr36" style:family="graphic" style:parent-style-name="Outlined_20_Green">
      <style:graphic-properties draw:textarea-horizontal-align="justify" draw:textarea-vertical-align="middle" draw:auto-grow-height="false" fo:min-height="0.64cm" fo:min-width="0.32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text-align="center" style:writing-mode="lr-tb"/>
      <style:text-properties style:text-position="0% 100%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ff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text-position="0% 100%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text-align="center"/>
      <style:text-properties style:text-position="0% 100%" fo:font-size="18pt"/>
    </style:style>
    <style:style style:name="P13" style:family="paragraph">
      <loext:graphic-properties draw:fill-color="#81d41a"/>
      <style:paragraph-properties fo:text-align="center" style:writing-mode="lr-tb"/>
      <style:text-properties style:text-position="0% 100%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81d41a" draw:opacity="0%"/>
      <style:paragraph-properties fo:text-align="center"/>
    </style:style>
    <style:style style:name="P18" style:family="paragraph">
      <loext:graphic-properties draw:fill-color="#ffffff" draw:opacity="95%"/>
      <style:paragraph-properties fo:text-align="center"/>
    </style:style>
    <style:style style:name="T1" style:family="text">
      <style:text-properties style:text-position="0% 100%" fo:font-size="16pt" style:font-size-asian="16pt" style:font-size-complex="16pt"/>
    </style:style>
    <style:style style:name="T2" style:family="text">
      <style:text-properties fo:color="#c9211e" loext:opacity="100%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a933" loext:opacity="100%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position="0% 100%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text-position="0% 100%" fo:font-size="20pt" style:font-size-asian="20pt" style:font-size-complex="20pt"/>
    </style:style>
    <style:style style:name="T11" style:family="text">
      <style:text-properties fo:font-size="11pt" style:font-size-asian="20pt" style:font-size-complex="2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style:font-size-asian="14pt" style:font-size-complex="14pt"/>
    </style:style>
    <style:style style:name="T14" style:family="text">
      <style:text-properties fo:color="#c9211e" loext:opacity="100%" fo:font-size="8pt" style:font-size-asian="14pt" style:font-size-complex="14pt"/>
    </style:style>
    <style:style style:name="T15" style:family="text">
      <style:text-properties fo:font-size="10pt" style:font-name-asian="Liberation Sans1" style:font-size-asian="16pt" style:font-name-complex="Liberation Sans1" style:font-size-complex="16pt"/>
    </style:style>
    <style:style style:name="T16" style:family="text">
      <style:text-properties fo:color="#00a933" loext:opacity="100%" fo:font-size="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417cm" svg:height="1.881cm" draw:transform="rotate (-1.5707963267949) translate (2.986cm 2.67cm)">
          <draw:image xlink:href="Pictures/10000001000001DD0000007944F4DCC8.png" xlink:type="simple" xlink:show="embed" xlink:actuate="onLoad" draw:mime-type="image/png">
            <text:p/>
          </draw:image>
        </draw:frame>
        <draw:polyline draw:style-name="gr2" draw:text-style-name="P2" draw:layer="layout" svg:width="7.546cm" svg:height="1.741cm" draw:transform="rotate (-1.5707963267949) translate (10.833cm 2.54cm)" svg:viewBox="0 0 7547 1742" draw:points="1258,1742 7547,1742 5032,0 3774,0 2516,0 0,1742 2516,1742">
          <text:p text:style-name="P2">Encoder 1</text:p>
        </draw:polyline>
        <draw:polyline draw:style-name="gr3" draw:text-style-name="P2" draw:layer="layout" svg:width="7.546cm" svg:height="1.741cm" draw:transform="rotate (1.5707963267949) translate (14.5451170742969cm 10.0876911825313cm)" svg:viewBox="0 0 7547 1742" draw:points="1258,1742 7547,1742 5032,0 3774,0 2516,0 0,1742 2516,1742">
          <text:p text:style-name="P2">Decoder 1</text:p>
        </draw:polyline>
        <draw:line draw:style-name="gr4" draw:text-style-name="P1" draw:layer="layout" svg:x1="11.922cm" svg:y1="6.33cm" svg:x2="13.293cm" svg:y2="6.33cm">
          <text:p/>
        </draw:line>
        <draw:custom-shape draw:style-name="gr5" draw:text-style-name="P4" draw:layer="layout" svg:width="0.58cm" svg:height="2.903cm" svg:x="13.567cm" svg:y="4.862cm">
          <text:p text:style-name="P3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135cm" svg:height="0.605cm" draw:transform="rotate (-1.5707963267949) translate (5.388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135cm" svg:height="0.94cm" draw:transform="rotate (-1.5707963267949) translate (21.36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135cm" svg:height="0.932cm" draw:transform="rotate (-1.5707963267949) translate (5.715cm 2.54cm)">
          <draw:image xlink:href="Pictures/100000010000012700000046D2A8E9B5.png" xlink:type="simple" xlink:show="embed" xlink:actuate="onLoad" draw:mime-type="image/png">
            <text:p/>
          </draw:image>
        </draw:frame>
        <draw:line draw:style-name="gr4" draw:text-style-name="P1" draw:layer="layout" svg:x1="2.44cm" svg:y1="6.25cm" svg:x2="4.461cm" svg:y2="6.25cm">
          <text:p/>
        </draw:line>
        <draw:line draw:style-name="gr4" draw:text-style-name="P1" draw:layer="layout" svg:x1="5.832cm" svg:y1="6.238cm" svg:x2="7.52cm" svg:y2="6.238cm">
          <text:p/>
        </draw:line>
        <draw:custom-shape draw:style-name="gr6" draw:text-style-name="P5" draw:layer="layout" svg:width="7.547cm" svg:height="1.219cm" draw:transform="rotate (-1.5707963267949) translate (8.839cm 2.54cm)">
          <text:p text:style-name="P2">[0, 1, 0, 1, 0, 1, 0, 0, <text:span text:style-name="T2">0, 0, 0, 0</text:span>]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037cm" svg:height="2.98cm" draw:transform="rotate (-3.14159265358979) translate (5.812cm 10.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5" draw:layer="layout" svg:width="0.581cm" svg:height="1.161cm" svg:x="11.066cm" svg:y="4.954cm">
          <text:p text:style-name="P2"><text:span text:style-name="T3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81cm" svg:height="1.161cm" svg:x="11.066cm" svg:y="6.421cm">
          <text:p text:style-name="P2"><text:span text:style-name="T3">μ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977cm" svg:y1="6.604cm" svg:x2="20.32cm" svg:y2="6.604cm">
          <text:p/>
        </draw:line>
        <draw:frame draw:style-name="gr9" draw:text-style-name="P7" draw:layer="layout" svg:width="3.421cm" svg:height="1.787cm" svg:x="3.775cm" svg:y="9.987cm">
          <draw:text-box>
            <text:p text:style-name="P2"><text:span text:style-name="T4">Массив положений</text:span></text:p>
          </draw:text-box>
        </draw:frame>
        <draw:frame draw:style-name="gr9" draw:text-style-name="P7" draw:layer="layout" svg:width="3.251cm" svg:height="1.787cm" svg:x="19.509cm" svg:y="10.015cm">
          <draw:text-box>
            <text:p text:style-name="P2"><text:span text:style-name="T4">Массив положений</text:span></text:p>
          </draw:text-box>
        </draw:frame>
        <draw:custom-shape draw:style-name="gr6" draw:text-style-name="P5" draw:layer="layout" svg:width="7.547cm" svg:height="1.219cm" draw:transform="rotate (-1.5707963267949) translate (17.785cm 2.54cm)">
          <text:p text:style-name="P2">[0, 1, 0, 1, 0, 1, 0, 0, <text:span text:style-name="T5">1, 1, 0, 0</text:span>]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686cm" svg:height="1.115cm" svg:x="7.274cm" svg:y="10.315cm">
          <draw:text-box>
            <text:p text:style-name="P2"><text:span text:style-name="T6">Маска</text:span></text:p>
          </draw:text-box>
        </draw:frame>
        <draw:frame draw:style-name="gr10" draw:text-style-name="P7" draw:layer="layout" svg:width="2.686cm" svg:height="1.115cm" svg:x="16.215cm" svg:y="10.315cm">
          <draw:text-box>
            <text:p text:style-name="P2"><text:span text:style-name="T7">Маска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113cm" svg:height="2.057cm" draw:transform="rotate (-1.5707963267949) translate (2.692cm 2.682cm)">
          <draw:image xlink:href="Pictures/10000001000001DD0000007944F4DCC8.png" xlink:type="simple" xlink:show="embed" xlink:actuate="onLoad" draw:mime-type="image/png">
            <text:p/>
          </draw:image>
        </draw:frame>
        <draw:line draw:style-name="gr4" draw:text-style-name="P1" draw:layer="layout" svg:x1="2.04cm" svg:y1="6.585cm" svg:x2="3.539cm" svg:y2="6.585cm">
          <text:p/>
        </draw:line>
        <draw:polyline draw:style-name="gr12" draw:text-style-name="P1" draw:layer="layout" svg:width="8.254cm" svg:height="1.904cm" draw:transform="rotate (-1.5707963267949) translate (11.275cm 2.54cm)" svg:viewBox="0 0 8255 1905" draw:points="1376,1905 8255,1905 5503,0 4128,0 2752,0 0,1905 2752,1905">
          <text:p text:style-name="P2">Encoder</text:p>
        </draw:polyline>
        <draw:polyline draw:style-name="gr13" draw:text-style-name="P1" draw:layer="layout" svg:width="8.254cm" svg:height="1.904cm" draw:transform="rotate (1.5707963267949) translate (15.3351280500123cm 10.7952872308936cm)" svg:viewBox="0 0 8255 1905" draw:points="1376,1905 8255,1905 5503,0 4127,0 2752,0 0,1905 2752,1905">
          <text:p text:style-name="P2">Decoder</text:p>
        </draw:polyline>
        <draw:custom-shape draw:style-name="gr14" draw:text-style-name="P9" draw:layer="layout" svg:width="0.635cm" svg:height="1.27cm" svg:x="11.72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35cm" svg:height="1.27cm" svg:x="11.725cm" svg:y="6.98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566cm" svg:y1="6.685cm" svg:x2="14.065cm" svg:y2="6.685cm">
          <text:p/>
        </draw:line>
        <draw:custom-shape draw:style-name="gr15" draw:text-style-name="P10" draw:layer="layout" svg:width="0.635cm" svg:height="3.175cm" svg:x="14.265cm" svg:y="5.08cm">
          <text:p text:style-name="P3"><text:span text:style-name="T8">Latent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04cm" svg:height="0.662cm" draw:transform="rotate (-1.5707963267949) translate (4.445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804cm" svg:height="0.662cm" draw:transform="rotate (-1.5707963267949) translate (22.86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804cm" svg:height="0.662cm" draw:transform="rotate (-1.5707963267949) translate (4.445cm 2.54cm)">
          <draw:image xlink:href="Pictures/100000010000012700000046D2A8E9B5.png" xlink:type="simple" xlink:show="embed" xlink:actuate="onLoad" draw:mime-type="image/png">
            <text:p/>
          </draw:image>
        </draw:frame>
        <draw:line draw:style-name="gr4" draw:text-style-name="P1" draw:layer="layout" svg:x1="17.551cm" svg:y1="6.985cm" svg:x2="19.05cm" svg:y2="6.985cm">
          <text:p/>
        </draw:line>
        <draw:line draw:style-name="gr4" draw:text-style-name="P1" draw:layer="layout" svg:x1="2.04cm" svg:y1="6.585cm" svg:x2="3.539cm" svg:y2="6.585cm">
          <text:p/>
        </draw:line>
        <draw:line draw:style-name="gr4" draw:text-style-name="P1" draw:layer="layout" svg:x1="5.04cm" svg:y1="6.585cm" svg:x2="6.539cm" svg:y2="6.585cm">
          <text:p/>
        </draw:line>
        <draw:custom-shape draw:style-name="gr16" draw:text-style-name="P5" draw:layer="layout" svg:width="8.255cm" svg:height="0.635cm" draw:transform="rotate (-1.5707963267949) translate (8.255cm 2.54cm)">
          <text:p text:style-name="P2">Маска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8.255cm" svg:height="0.635cm" draw:transform="rotate (-1.5707963267949) translate (20.32cm 2.54cm)">
          <text:p text:style-name="P2">Маск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113cm" svg:height="2.057cm" draw:transform="rotate (-1.5707963267949) translate (2.692cm 6.782cm)">
          <draw:image xlink:href="Pictures/10000001000001DD0000007944F4DCC8.png" xlink:type="simple" xlink:show="embed" xlink:actuate="onLoad" draw:mime-type="image/png">
            <text:p/>
          </draw:image>
        </draw:frame>
        <draw:line draw:style-name="gr4" draw:text-style-name="P1" draw:layer="layout" svg:x1="2.04cm" svg:y1="10.685cm" svg:x2="3.539cm" svg:y2="10.685cm">
          <text:p/>
        </draw:line>
        <draw:polyline draw:style-name="gr17" draw:text-style-name="P11" draw:layer="layout" svg:width="8.254cm" svg:height="1.904cm" draw:transform="rotate (-1.5707963267949) translate (11.275cm 6.64cm)" svg:viewBox="0 0 8255 1905" draw:points="1376,1905 8255,1905 5503,0 4128,0 2752,0 0,1905 2752,1905">
          <text:p text:style-name="P2"><text:span text:style-name="T9">Encoder</text:span></text:p>
        </draw:polyline>
        <draw:polyline draw:style-name="gr13" draw:text-style-name="P11" draw:layer="layout" svg:width="8.254cm" svg:height="1.904cm" draw:transform="rotate (1.5707963267949) translate (15.3351280500123cm 14.8952872308936cm)" svg:viewBox="0 0 8255 1905" draw:points="1376,1905 8255,1905 5503,0 4127,0 2752,0 0,1905 2752,1905">
          <text:p text:style-name="P2"><text:span text:style-name="T9">Decoder</text:span></text:p>
        </draw:polyline>
        <draw:custom-shape draw:style-name="gr14" draw:text-style-name="P9" draw:layer="layout" svg:width="0.635cm" svg:height="1.27cm" svg:x="11.725cm" svg:y="9.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35cm" svg:height="1.27cm" svg:x="11.725cm" svg:y="11.08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566cm" svg:y1="10.785cm" svg:x2="14.065cm" svg:y2="10.785cm">
          <text:p/>
        </draw:line>
        <draw:custom-shape draw:style-name="gr15" draw:text-style-name="P13" draw:layer="layout" svg:width="0.635cm" svg:height="3.175cm" svg:x="14.265cm" svg:y="10.38cm">
          <text:p text:style-name="P12"><text:span text:style-name="T8">Latent 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551cm" svg:y1="11.085cm" svg:x2="19.05cm" svg:y2="11.085cm">
          <text:p/>
        </draw:line>
        <draw:line draw:style-name="gr4" draw:text-style-name="P1" draw:layer="layout" svg:x1="2.04cm" svg:y1="10.685cm" svg:x2="3.539cm" svg:y2="10.685cm">
          <text:p/>
        </draw:line>
        <draw:line draw:style-name="gr18" draw:text-style-name="P1" draw:layer="layout" svg:x1="1.905cm" svg:y1="6.35cm" svg:x2="5.715cm" svg:y2="3.175cm">
          <text:p/>
        </draw:line>
        <draw:frame draw:style-name="gr1" draw:text-style-name="P1" draw:layer="layout" svg:width="4.445cm" svg:height="0.662cm" draw:transform="rotate (-1.5707963267949) translate (6.985cm 0.635cm)">
          <draw:image xlink:href="Pictures/100000010000012700000046D2A8E9B5.png" xlink:type="simple" xlink:show="embed" xlink:actuate="onLoad" draw:mime-type="image/png">
            <text:p/>
          </draw:image>
        </draw:frame>
        <draw:line draw:style-name="gr4" draw:text-style-name="P1" draw:layer="layout" svg:x1="7.391cm" svg:y1="3.175cm" svg:x2="8.89cm" svg:y2="3.175cm">
          <text:p/>
        </draw:line>
        <draw:custom-shape draw:style-name="gr19" draw:text-style-name="P15" draw:layer="layout" svg:width="3.81cm" svg:height="0.635cm" draw:transform="rotate (-1.5707963267949) translate (10.16cm 1.27cm)">
          <text:p text:style-name="P14"><text:span text:style-name="T9">Маска</text:span></text:p>
          <draw:enhanced-geometry svg:viewBox="0 0 21600 21600" draw:type="rectangle" draw:enhanced-path="M 0 0 L 21600 0 21600 21600 0 21600 0 0 Z N"/>
        </draw:custom-shape>
        <draw:polyline draw:style-name="gr17" draw:text-style-name="P11" draw:layer="layout" svg:width="5.079cm" svg:height="1.269cm" draw:transform="rotate (-1.5707963267949) translate (12.065cm 0.635cm)" svg:viewBox="0 0 5080 1270" draw:points="847,1270 5080,1270 3387,0 2540,0 1693,0 0,1270 1693,1270">
          <text:p text:style-name="P2"><text:span text:style-name="T9">Encoder</text:span></text:p>
        </draw:polyline>
        <draw:polyline draw:style-name="gr13" draw:text-style-name="P11" draw:layer="layout" svg:width="5.079cm" svg:height="1.269cm" draw:transform="rotate (1.5707963267949) translate (12.0650853666748cm 5.715176757473cm)" svg:viewBox="0 0 5080 1270" draw:points="847,1270 5080,1270 3387,0 2540,0 1693,0 0,1270 1693,1270">
          <text:p text:style-name="P2"><text:span text:style-name="T9">Decoder</text:span></text:p>
        </draw:polyline>
        <draw:custom-shape draw:style-name="gr19" draw:text-style-name="P15" draw:layer="layout" svg:width="3.81cm" svg:height="0.635cm" draw:transform="rotate (-1.5707963267949) translate (14.605cm 1.27cm)">
          <text:p text:style-name="P14"><text:span text:style-name="T9">Мас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.54cm" svg:height="0.635cm" draw:transform="rotate (-1.5707963267949) translate (14.91cm 7.62cm)">
          <text:p text:style-name="P14"><text:span text:style-name="T9">Мас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4.27cm" svg:y1="5.08cm" svg:x2="14.605cm" svg:y2="7.62cm">
          <text:p/>
        </draw:line>
        <draw:frame draw:style-name="gr1" draw:text-style-name="P1" draw:layer="layout" svg:width="7.804cm" svg:height="1.27cm" draw:transform="rotate (-1.5707963267949) translate (5.28cm 6.885cm)">
          <draw:image xlink:href="Pictures/10000001000001270000004628D50F20.png" xlink:type="simple" xlink:show="embed" xlink:actuate="onLoad" draw:mime-type="image/png">
            <text:p/>
          </draw:image>
        </draw:frame>
        <draw:line draw:style-name="gr22" draw:text-style-name="P1" draw:layer="layout" svg:x1="5.38cm" svg:y1="10.695cm" svg:x2="9.37cm" svg:y2="10.695cm">
          <text:p/>
        </draw:line>
        <draw:frame draw:style-name="gr23" draw:text-style-name="P1" draw:layer="layout" svg:width="7.804cm" svg:height="1.27cm" draw:transform="rotate (1.5707963267949) translate (19.15cm 14.789cm)">
          <draw:image xlink:href="Pictures/10000001000001270000004628D50F2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7.408cm" svg:height="1.878cm" draw:transform="rotate (-1.5707963267949) translate (8.813cm 6.617cm)">
          <draw:image xlink:href="Pictures/10000001000001DD0000007944F4DCC8.png" xlink:type="simple" xlink:show="embed" xlink:actuate="onLoad" draw:mime-type="image/png">
            <text:p/>
          </draw:image>
        </draw:frame>
        <draw:polyline draw:style-name="gr24" draw:text-style-name="P2" draw:layer="layout" svg:width="7.536cm" svg:height="1.738cm" draw:transform="rotate (-1.5707963267949) translate (13.3280434782609cm 6.48782608695652cm)" svg:viewBox="0 0 7537 1739" draw:points="1256,1739 7537,1739 5025,0 3769,0 2512,0 0,1739 2512,1739">
          <text:p text:style-name="P2">Encoder 2</text:p>
        </draw:polyline>
        <draw:polyline draw:style-name="gr3" draw:text-style-name="P2" draw:layer="layout" svg:width="7.536cm" svg:height="1.738cm" draw:transform="rotate (1.5707963267949) translate (16.9351169152286cm 14.0252622542942cm)" svg:viewBox="0 0 7537 1739" draw:points="1256,1739 7537,1739 5025,0 3769,0 2512,0 0,1739 2512,1739">
          <text:p text:style-name="P2">Decoder 2</text:p>
        </draw:polyline>
        <draw:custom-shape draw:style-name="gr25" draw:text-style-name="P5" draw:layer="layout" svg:width="0.58cm" svg:height="1.16cm" svg:x="13.556cm" svg:y="8.898cm">
          <text:p text:style-name="P2"><text:span text:style-name="T3">σ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58cm" svg:height="1.159cm" svg:x="13.556cm" svg:y="10.364cm">
          <text:p text:style-name="P2"><text:span text:style-name="T3">μ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07cm" svg:y1="10.272cm" svg:x2="15.876cm" svg:y2="10.272cm">
          <text:p/>
        </draw:line>
        <draw:custom-shape draw:style-name="gr27" draw:text-style-name="P4" draw:layer="layout" svg:width="0.58cm" svg:height="2.169cm" svg:x="16.058cm" svg:y="10.432cm">
          <text:p text:style-name="P3"><text:span text:style-name="T10">z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058cm" svg:y1="10.546cm" svg:x2="20.427cm" svg:y2="10.546cm">
          <text:p/>
        </draw:line>
        <draw:line draw:style-name="gr4" draw:text-style-name="P1" draw:layer="layout" svg:x1="8.155cm" svg:y1="10.16cm" svg:x2="10.187cm" svg:y2="10.181cm">
          <text:p/>
        </draw:line>
        <draw:custom-shape draw:style-name="gr28" draw:text-style-name="P5" draw:layer="layout" svg:width="2.077cm" svg:height="0.58cm" draw:transform="rotate (-1.5707963267949) translate (16.647cm 8.054cm)">
          <text:p text:style-name="P2"><text:span text:style-name="T11">[0, 1, 0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6.428cm" svg:y1="5.643cm" svg:x2="16.428cm" svg:y2="7.962cm">
          <text:p/>
        </draw:line>
        <draw:frame draw:style-name="gr1" draw:text-style-name="P1" draw:layer="layout" svg:width="7.125cm" svg:height="1.159cm" draw:transform="rotate (-1.5707963267949) translate (11.376cm 6.712cm)">
          <draw:image xlink:href="Pictures/10000001000001270000004628D50F20.png" xlink:type="simple" xlink:show="embed" xlink:actuate="onLoad" draw:mime-type="image/png">
            <text:p/>
          </draw:image>
        </draw:frame>
        <draw:frame draw:style-name="gr23" draw:text-style-name="P1" draw:layer="layout" svg:width="7.125cm" svg:height="1.16cm" draw:transform="rotate (1.5707963267949) translate (20.518cm 13.928cm)">
          <draw:image xlink:href="Pictures/10000001000001270000004628D50F20.png" xlink:type="simple" xlink:show="embed" xlink:actuate="onLoad" draw:mime-type="image/png">
            <text:p/>
          </draw:image>
        </draw:frame>
        <draw:custom-shape draw:style-name="gr29" draw:text-style-name="P6" draw:layer="layout" svg:width="1.036cm" svg:height="2.976cm" draw:transform="rotate (-3.14159265358979) translate (11.376cm 14.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0" draw:text-style-name="P17" draw:layer="layout" svg:width="1.004cm" svg:height="2.564cm" draw:transform="rotate (-3.14159265358979) translate (21.522cm 13.92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1" draw:text-style-name="P18" draw:layer="layout" svg:width="1.037cm" svg:height="2.549cm" draw:transform="rotate (-3.14159265358979) translate (10.502cm 6.54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2" draw:text-style-name="P7" draw:layer="layout" svg:width="3.175cm" svg:height="1.433cm" svg:x="9.24cm" svg:y="14.001cm">
          <draw:text-box>
            <text:p text:style-name="P2"><text:span text:style-name="T12">Массив </text:span><text:span text:style-name="T12">интенсивностей</text:span></text:p>
          </draw:text-box>
        </draw:frame>
        <draw:frame draw:style-name="gr32" draw:text-style-name="P7" draw:layer="layout" svg:width="3.175cm" svg:height="1.433cm" svg:x="19.475cm" svg:y="14.117cm">
          <draw:text-box>
            <text:p text:style-name="P2"><text:span text:style-name="T12">Массив </text:span><text:span text:style-name="T12">интенсивностей</text:span></text:p>
          </draw:text-box>
        </draw:frame>
        <draw:polyline draw:style-name="gr2" draw:text-style-name="P2" draw:layer="layout" svg:width="4.155cm" svg:height="0.958cm" draw:transform="rotate (-1.5707963267949) translate (12.9161580652127cm 1.327cm)" svg:viewBox="0 0 4156 959" draw:points="693,959 4156,959 2771,0 2079,0 1386,0 0,959 1386,959">
          <text:p text:style-name="P2"><text:span text:style-name="T11">Encoder 1</text:span></text:p>
        </draw:polyline>
        <draw:polyline draw:style-name="gr3" draw:text-style-name="P2" draw:layer="layout" svg:width="4.155cm" svg:height="0.958cm" draw:transform="rotate (1.5707963267949) translate (14.9605879071462cm 5.48385302549041cm)" svg:viewBox="0 0 4156 959" draw:points="693,959 4156,959 2771,0 2079,0 1386,0 0,959 1386,959">
          <text:p text:style-name="P2"><text:span text:style-name="T11">De</text:span><text:span text:style-name="T11">co</text:span><text:span text:style-name="T11">de</text:span><text:span text:style-name="T11">r 1</text:span></text:p>
        </draw:polyline>
        <draw:line draw:style-name="gr4" draw:text-style-name="P1" draw:layer="layout" svg:x1="13.516cm" svg:y1="3.414cm" svg:x2="14.271cm" svg:y2="3.414cm">
          <text:p/>
        </draw:line>
        <draw:custom-shape draw:style-name="gr33" draw:text-style-name="P4" draw:layer="layout" svg:width="0.319cm" svg:height="1.599cm" svg:x="14.422cm" svg:y="2.606cm">
          <text:p text:style-name="P3"><text:span text:style-name="T8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93cm" svg:height="0.333cm" draw:transform="rotate (-1.5707963267949) translate (9.917cm 1.327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3.93cm" svg:height="0.762cm" draw:transform="rotate (-1.5707963267949) translate (9.887cm 1.327cm)">
          <draw:image xlink:href="Pictures/100000010000012700000046D2A8E9B5.png" xlink:type="simple" xlink:show="embed" xlink:actuate="onLoad" draw:mime-type="image/png">
            <text:p/>
          </draw:image>
        </draw:frame>
        <draw:line draw:style-name="gr4" draw:text-style-name="P1" draw:layer="layout" svg:x1="10.162cm" svg:y1="3.364cm" svg:x2="11.092cm" svg:y2="3.364cm">
          <text:p/>
        </draw:line>
        <draw:custom-shape draw:style-name="gr34" draw:text-style-name="P5" draw:layer="layout" svg:width="4.156cm" svg:height="0.671cm" draw:transform="rotate (-1.5707963267949) translate (11.818cm 1.327cm)">
          <text:p text:style-name="P2"><text:span text:style-name="T13">[0, 1, 0, 1, 0, 1, 0, 0, </text:span><text:span text:style-name="T14">0, 0, 0, 0</text:span><text:span text:style-name="T13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.035cm" svg:height="1.641cm" draw:transform="rotate (-3.14159265358979) translate (10.157cm 5.71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6" draw:text-style-name="P5" draw:layer="layout" svg:width="0.32cm" svg:height="0.64cm" svg:x="13.044cm" svg:y="2.656cm">
          <text:p text:style-name="P2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32cm" svg:height="0.64cm" svg:x="13.044cm" svg:y="3.464cm">
          <text:p text:style-name="P2"><text:span text:style-name="T15">μ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.156cm" svg:height="0.671cm" draw:transform="rotate (-1.5707963267949) translate (16.745cm 1.327cm)">
          <text:p text:style-name="P2"><text:span text:style-name="T13">[0, 1, 0, 1, 0, 1, 0, 0, </text:span><text:span text:style-name="T16">1, 1, 0, 0</text:span><text:span text:style-name="T13">]</text:span></text:p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7.62cm" svg:y1="6.35cm" svg:x2="8.89cm" svg:y2="3.81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.113cm" svg:height="2.057cm" draw:transform="rotate (-1.5707963267949) translate (2.692cm 2.682cm)">
          <draw:image xlink:href="Pictures/10000001000001DD0000007944F4DCC8.png" xlink:type="simple" xlink:show="embed" xlink:actuate="onLoad" draw:mime-type="image/png">
            <text:p/>
          </draw:image>
        </draw:frame>
        <draw:line draw:style-name="gr4" draw:text-style-name="P1" draw:layer="layout" svg:x1="2.04cm" svg:y1="6.585cm" svg:x2="3.539cm" svg:y2="6.585cm">
          <text:p/>
        </draw:line>
        <draw:polyline draw:style-name="gr17" draw:text-style-name="P11" draw:layer="layout" svg:width="8.254cm" svg:height="1.904cm" draw:transform="rotate (-1.5707963267949) translate (11.275cm 2.54cm)" svg:viewBox="0 0 8255 1905" draw:points="1376,1905 8255,1905 5503,0 4128,0 2752,0 0,1905 2752,1905">
          <text:p text:style-name="P2"><text:span text:style-name="T9">Encoder</text:span></text:p>
        </draw:polyline>
        <draw:polyline draw:style-name="gr13" draw:text-style-name="P11" draw:layer="layout" svg:width="8.254cm" svg:height="1.904cm" draw:transform="rotate (1.5707963267949) translate (15.3351280500123cm 10.7952872308936cm)" svg:viewBox="0 0 8255 1905" draw:points="1376,1905 8255,1905 5503,0 4127,0 2752,0 0,1905 2752,1905">
          <text:p text:style-name="P2"><text:span text:style-name="T9">Decoder</text:span></text:p>
        </draw:polyline>
        <draw:custom-shape draw:style-name="gr14" draw:text-style-name="P9" draw:layer="layout" svg:width="0.635cm" svg:height="1.27cm" svg:x="11.72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35cm" svg:height="1.27cm" svg:x="11.725cm" svg:y="6.98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566cm" svg:y1="6.685cm" svg:x2="14.065cm" svg:y2="6.685cm">
          <text:p/>
        </draw:line>
        <draw:custom-shape draw:style-name="gr15" draw:text-style-name="P13" draw:layer="layout" svg:width="0.635cm" svg:height="3.175cm" svg:x="14.265cm" svg:y="5.08cm">
          <text:p text:style-name="P12"><text:span text:style-name="T8">Latent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04cm" svg:height="0.662cm" draw:transform="rotate (-1.5707963267949) translate (4.445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804cm" svg:height="0.662cm" draw:transform="rotate (-1.5707963267949) translate (22.86cm 2.54cm)">
          <draw:image xlink:href="Pictures/100000010000012700000046D2A8E9B5.png" xlink:type="simple" xlink:show="embed" xlink:actuate="onLoad" draw:mime-type="image/png">
            <text:p/>
          </draw:image>
        </draw:frame>
        <draw:frame draw:style-name="gr1" draw:text-style-name="P1" draw:layer="layout" svg:width="7.804cm" svg:height="0.662cm" draw:transform="rotate (-1.5707963267949) translate (4.445cm 2.54cm)">
          <draw:image xlink:href="Pictures/100000010000012700000046D2A8E9B5.png" xlink:type="simple" xlink:show="embed" xlink:actuate="onLoad" draw:mime-type="image/png">
            <text:p/>
          </draw:image>
        </draw:frame>
        <draw:line draw:style-name="gr4" draw:text-style-name="P1" draw:layer="layout" svg:x1="17.551cm" svg:y1="6.985cm" svg:x2="19.05cm" svg:y2="6.985cm">
          <text:p/>
        </draw:line>
        <draw:line draw:style-name="gr4" draw:text-style-name="P1" draw:layer="layout" svg:x1="2.04cm" svg:y1="6.585cm" svg:x2="3.539cm" svg:y2="6.585cm">
          <text:p/>
        </draw:line>
        <draw:line draw:style-name="gr4" draw:text-style-name="P1" draw:layer="layout" svg:x1="5.04cm" svg:y1="6.585cm" svg:x2="6.539cm" svg:y2="6.585cm">
          <text:p/>
        </draw:line>
        <draw:custom-shape draw:style-name="gr16" draw:text-style-name="P15" draw:layer="layout" svg:width="8.255cm" svg:height="0.635cm" draw:transform="rotate (-1.5707963267949) translate (8.255cm 2.54cm)">
          <text:p text:style-name="P14"><text:span text:style-name="T9">Маска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255cm" svg:height="0.635cm" draw:transform="rotate (-1.5707963267949) translate (20.32cm 2.54cm)">
          <text:p text:style-name="P14"><text:span text:style-name="T9">Маска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0:47:45.820965169</meta:creation-date>
    <dc:date>2024-06-17T16:54:35.925126103</dc:date>
    <meta:editing-duration>PT28M16S</meta:editing-duration>
    <meta:editing-cycles>10</meta:editing-cycles>
    <meta:generator>LibreOffice/24.2.3.2$Linux_X86_64 LibreOffice_project/420$Build-2</meta:generator>
    <meta:document-statistic meta:object-count="138"/>
  </office:meta>
</office:document-meta>
</file>